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officeooo:rsid="001b546e" officeooo:paragraph-rsid="001b546e"/>
    </style:style>
    <style:style style:name="P3" style:family="paragraph" style:parent-style-name="Standard" style:list-style-name="L2"/>
    <style:style style:name="T1" style:family="text">
      <style:text-properties officeooo:rsid="001b546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I use </text:span>Linux Mint, <text:span text:style-name="T1">it</text:span> is a popular Linux distribution that is based on Ubuntu and Debian. It aims to provide a user-friendly and elegant desktop environment that works out of the box. Some of the features of Linux Mint are:</text:p>
      <text:list xml:id="list3175796012" text:style-name="L1">
        <text:list-item>
          <text:p text:style-name="P1">It has three different editions: Cinnamon, MATE and Xfce, each with its own look and feel and set of applications.</text:p>
        </text:list-item>
        <text:list-item>
          <text:p text:style-name="P1">It has a unique Update Manager that allows users to choose which updates to install and which ones to skip, depending on their level of risk and stability.</text:p>
        </text:list-item>
        <text:list-item>
          <text:p text:style-name="P1">It has a powerful Software Manager that lets users browse, install and remove thousands of applications from various sources, including official repositories, PPA, Flatpak and Snap.</text:p>
        </text:list-item>
        <text:list-item>
          <text:p text:style-name="P1">It has a system snapshot tool called Timeshift that can create and restore backups of the system settings and files, making it easy to recover from errors or malware infections.</text:p>
        </text:list-item>
        <text:list-item>
          <text:p text:style-name="P1">It has a sleek and modern theme called Mint-Y that supports dark mode and has larger titlebar buttons and rounded corners.</text:p>
        </text:list-item>
        <text:list-item>
          <text:p text:style-name="P1">It has a collection of XApps that are cross-desktop applications designed to work well with any desktop environment and provide consistent functionality and appearance.</text:p>
        </text:list-item>
      </text:list>
      <text:p text:style-name="Standard">Linux Mint is a great choice for anyone who wants a reliable, fast and beautiful operating system that respects their privacy and freedom.</text:p>
      <text:p text:style-name="Standard"/>
      <text:p text:style-name="P2">Other OS I’ve used.</text:p>
      <text:p text:style-name="Standard"/>
      <text:list xml:id="list2325998467" text:style-name="L2">
        <text:list-item>
          <text:p text:style-name="P3">PlayStation OS: This is the operating system used by Sony's PlayStation consoles, such as the PS4, PS5, and PS Vita. It is based on FreeBSD, a Unix-like operating system that is widely used for servers and embedded systems. It supports features such as online gaming, media streaming, virtual reality, and remote play.</text:p>
        </text:list-item>
        <text:list-item>
          <text:p text:style-name="P3">Xbox OS: This is the operating system used by Microsoft's Xbox consoles, such as the Xbox One, Xbox Series X/S, and Xbox 360. It is based on Windows 10, a widely used operating system for personal computers that also powers devices such as tablets and smartphones. It supports features such as backward compatibility, cloud gaming, voice control, and game DVR.</text:p>
        </text:list-item>
        <text:list-item>
          <text:p text:style-name="P3">Nintendo Switch OS: This is the operating system used by Nintendo's Switch console, which can be played both as a handheld device and a home console. It is based on Horizon, a custom operating system developed by Nintendo that also runs on devices such as the 3DS and Wii U. It supports features such as motion control, touch screen, local multiplayer, and amiibo.</text:p>
        </text:list-item>
        <text:list-item>
          <text:p text:style-name="P3">SteamOS: This is the operating system used by Valve's Steam Machines, which are PC-like consoles that run games from the Steam platform. It is based on Linux, an open-source operating system that can run on various devices such as laptops and smartphones. It supports features such as modding, streaming, cross-platform play, and Big Picture mode.</text:p>
        </text:list-item>
        <text:list-item>
          <text:p text:style-name="P3">N64: The Nintendo 64 used a custom operating system that was integrated into the game cartridges, rather than being stored in the console itself. This allowed developers to optimize the OS for each game and avoid compatibility issues. The OS was based on a microkernel architecture and supported features like multithreading, memory management, graphics and audio libraries, and a file system. </text:p>
        </text:list-item>
        <text:list-item>
          <text:p text:style-name="P3">Atari: The Atari 2600 did not have a conventional operating system, as it only had 128 bytes of RAM and no storage device. Instead, it relied on the game cartridges to provide the necessary code and data for running the games. The cartridges contained a header that specified the memory locations and the entry point for the game program. Some later models of Atari consoles, such as the Atari 5200 and the Atari 7800, had a built-in OS that provided basic functions like graphics, sound, input, and bank switching. </text:p>
        </text:list-item>
        <text:list-item>
          <text:p text:style-name="P3">Gameboy: The original Gameboy and the Gameboy Color did not have an official operating system, but rather a boot ROM that initialized the hardware and checked for the presence of a <text:soft-page-break/>game cartridge. The boot ROM also displayed the Nintendo logo and played a sound when the console was turned on. The game cartridges contained all the code and data for running the games, and some of them also had additional hardware features like battery-backed RAM, real-time clock, infrared port, or rumble motor. The Gameboy Advance and the Gameboy Advance SP had a more advanced OS that supported features like multiboot, BIOS calls, interrupts, and sleep mod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18:30:55.874820714</meta:creation-date>
    <dc:date>2023-06-26T18:42:07.010852851</dc:date>
    <meta:editing-duration>PT58S</meta:editing-duration>
    <meta:editing-cycles>1</meta:editing-cycles>
    <meta:document-statistic meta:table-count="0" meta:image-count="0" meta:object-count="0" meta:page-count="2" meta:paragraph-count="16" meta:word-count="717" meta:character-count="4268" meta:non-whitespace-character-count="3578"/>
    <meta:generator>LibreOffice/7.3.7.2$Linux_X86_64 LibreOffice_project/30$Build-2</meta:generator>
  </office:meta>
</office:document-meta>
</file>